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type of files are used to create resource definitions in Kubernetes? </text:p>
      <text:p text:style-name="Standard"/>
      <text:p text:style-name="P1">YMAL</text:p>
      <text:p text:style-name="Standard">Bash</text:p>
      <text:p text:style-name="Standard">DockerFile</text:p>
      <text:p text:style-name="Standard"/>
      <text:p text:style-name="Standard"/>
      <text:p text:style-name="Standard">What is the easiest way to run Kubernetes locally? </text:p>
      <text:p text:style-name="Standard"/>
      <text:p text:style-name="Standard">GKE</text:p>
      <text:p text:style-name="Standard">AWS</text:p>
      <text:p text:style-name="Standard">Virtual Machines</text:p>
      <text:p text:style-name="P1">MiniKube</text:p>
      <text:p text:style-name="P1"/>
      <text:p text:style-name="P1"/>
      <text:p text:style-name="P2">A Pod in Kubernetes consist of what? </text:p>
      <text:p text:style-name="P2"/>
      <text:p text:style-name="P2">Registry data</text:p>
      <text:p text:style-name="P2">Login Credentials</text:p>
      <text:p text:style-name="P1">One or more contian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02T20:56:33.557000000</dc:date>
    <meta:editing-duration>PT3M19S</meta:editing-duration>
    <meta:editing-cycles>1</meta:editing-cycles>
    <meta:document-statistic meta:table-count="0" meta:image-count="0" meta:object-count="0" meta:page-count="1" meta:paragraph-count="13" meta:word-count="44" meta:character-count="262" meta:non-whitespace-character-count="228"/>
  </office:meta>
</office:document-meta>
</file>